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2" svg:font-family="'DejaVu Sans'" style:font-adornments="Book"/>
    <style:font-face style:name="Tahoma1" svg:font-family="Tahoma"/>
    <style:font-face style:name="DejaVu Sans" svg:font-family="'DejaVu Sans'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8.338cm"/>
    </style:style>
    <style:style style:name="Tabelle1.B" style:family="table-column">
      <style:table-column-properties style:column-width="9.151cm"/>
    </style:style>
    <style:style style:name="Tabelle1.A1" style:family="table-cell">
      <style:table-cell-properties fo:padding="0cm" fo:border="none"/>
    </style:style>
    <style:style style:name="Tabelle1.2" style:family="table-row">
      <style:table-row-properties style:min-row-height="0.878cm"/>
    </style:style>
    <style:style style:name="Tabelle1.3" style:family="table-row">
      <style:table-row-properties style:min-row-height="0.639cm"/>
    </style:style>
    <style:style style:name="Tabelle2" style:family="table">
      <style:table-properties style:width="17.501cm" table:align="margins" fo:keep-with-next="always"/>
    </style:style>
    <style:style style:name="Tabelle2.A" style:family="table-column">
      <style:table-column-properties style:column-width="6.514cm" style:rel-column-width="24392*"/>
    </style:style>
    <style:style style:name="Tabelle2.B" style:family="table-column">
      <style:table-column-properties style:column-width="10.987cm" style:rel-column-width="41143*"/>
    </style:style>
    <style:style style:name="Tabelle2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DejaVu Sans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0000" style:font-name="Arial" fo:font-size="11pt" fo:language="en" fo:country="US" fo:font-weight="normal" style:font-name-asian="Arial" style:font-size-asian="11pt" style:language-asian="zxx" style:country-asian="none" style:font-weight-asian="normal" style:font-name-complex="Lucidasans" style:font-size-complex="11pt" style:language-complex="zxx" style:country-complex="none" style:font-weight-complex="normal"/>
    </style:style>
    <style:style style:name="P4" style:family="paragraph" style:parent-style-name="Table">
      <style:text-properties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able_20_Contents">
      <style:text-properties style:font-name="DejaVu Sans1" fo:font-size="15pt" style:text-underline-style="none" style:font-size-asian="13.1000003814697pt" style:font-size-complex="15pt"/>
    </style:style>
    <style:style style:name="P6" style:family="paragraph" style:parent-style-name="Table_20_Contents">
      <style:text-properties style:font-name="DejaVu Sans" fo:font-size="12pt" style:font-size-asian="12pt" style:font-size-complex="12pt"/>
    </style:style>
    <style:style style:name="P7" style:family="paragraph" style:parent-style-name="Standard">
      <style:text-properties style:font-name="DejaVu Sans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start"/>
      <style:text-properties style:text-line-through-style="none" style:font-name="DejaVu Sans2" fo:font-size="12pt" fo:font-style="normal" style:text-underline-style="none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style:text-line-through-style="none" style:font-name="DejaVu Sans2" fo:font-size="15pt" fo:font-style="normal" style:text-underline-style="none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scompany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name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street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city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company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nam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street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city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an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roup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url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axrate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/>
          </form:textarea>
          <form:text form:name="abbildung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ber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5">Produktinformation zum Artikel</text:p>
          </table:table-cell>
          <table:table-cell table:style-name="Tabelle1.A1" office:value-type="string">
            <text:p text:style-name="Standard"><draw:control text:anchor-type="as-char" svg:y="-1.143cm" draw:z-index="21" draw:style-name="gr4" draw:text-style-name="P10" svg:width="8.829cm" svg:height="0.604cm" draw:control="control18"/></text:p>
          </table:table-cell>
        </table:table-row>
        <table:table-row table:style-name="Tabelle1.2">
          <table:table-cell table:style-name="Tabelle1.A1" office:value-type="string">
            <text:p text:style-name="P2"><draw:line text:anchor-type="paragraph" draw:z-index="17" draw:style-name="gr3" draw:text-style-name="P9" svg:x1="2.09cm" svg:y1="-0.245cm" svg:x2="14.79cm" svg:y2="-0.245cm"><text:p/></draw:line></text:p>
            <text:p text:style-name="P2"><draw:control text:anchor-type="char" draw:z-index="2" draw:style-name="gr1" draw:text-style-name="P8" svg:width="14.761cm" svg:height="0.689cm" svg:x="0cm" svg:y="0.407cm" draw:control="control1"/>Lieferant:</text:p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1" table:number-columns-spanned="2" office:value-type="string">
            <text:p text:style-name="Standard"/>
            <text:p text:style-name="Standard"><draw:control text:anchor-type="char" draw:z-index="3" draw:style-name="gr1" draw:text-style-name="P8" svg:width="14.761cm" svg:height="0.689cm" svg:x="0cm" svg:y="0.115cm" draw:control="control2"/></text:p>
          </table:table-cell>
          <table:covered-table-cell/>
        </table:table-row>
      </table:table>
      <text:p text:style-name="P3"><draw:control text:anchor-type="char" draw:z-index="4" draw:style-name="gr1" draw:text-style-name="P8" svg:width="14.761cm" svg:height="0.689cm" svg:x="0cm" svg:y="0.309cm" draw:control="control3"/></text:p>
      <text:p text:style-name="P3"/>
      <text:p text:style-name="P3"><draw:control text:anchor-type="char" draw:z-index="5" draw:style-name="gr1" draw:text-style-name="P8" svg:width="14.761cm" svg:height="0.689cm" svg:x="0cm" svg:y="0.104cm" draw:control="control4"/></text:p>
      <text:p text:style-name="P3"/>
      <text:p text:style-name="P3"/>
      <text:p text:style-name="P2">Hersteller:</text:p>
      <text:p text:style-name="P2"><draw:control text:anchor-type="char" draw:z-index="6" draw:style-name="gr1" draw:text-style-name="P8" svg:width="14.761cm" svg:height="0.689cm" svg:x="0cm" svg:y="0.079cm" draw:control="control5"/></text:p>
      <text:p text:style-name="P2"><draw:control text:anchor-type="char" draw:z-index="7" draw:style-name="gr1" draw:text-style-name="P8" svg:width="14.761cm" svg:height="0.689cm" svg:x="0cm" svg:y="0.273cm" draw:control="control6"/></text:p>
      <text:p text:style-name="P2"><draw:control text:anchor-type="char" draw:z-index="8" draw:style-name="gr1" draw:text-style-name="P8" svg:width="14.761cm" svg:height="0.689cm" svg:x="0cm" svg:y="0.467cm" draw:control="control7"/></text:p>
      <text:p text:style-name="P2"/>
      <text:p text:style-name="P2"><draw:control text:anchor-type="char" draw:z-index="9" draw:style-name="gr1" draw:text-style-name="P8" svg:width="14.761cm" svg:height="0.689cm" svg:x="0cm" svg:y="0.168cm" draw:control="control8"/></text:p>
      <text:p text:style-name="P2"/>
      <text:p text:style-name="P2"><draw:line text:anchor-type="paragraph" draw:z-index="18" draw:style-name="gr3" draw:text-style-name="P9" svg:x1="2.083cm" svg:y1="0.178cm" svg:x2="14.783cm" svg:y2="0.178cm"><text:p/></draw:line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6">Datum</text:p>
          </table:table-cell>
          <table:table-cell table:style-name="Tabelle2.A1" office:value-type="string">
            <text:p text:style-name="P6"><draw:control text:anchor-type="char" draw:z-index="11" draw:style-name="gr2" draw:text-style-name="P8" svg:width="9.686cm" svg:height="0.689cm" svg:x="0.358cm" svg:y="0.042cm" draw:control="control9"/></text:p>
          </table:table-cell>
        </table:table-row>
        <table:table-row>
          <table:table-cell table:style-name="Tabelle2.A1" office:value-type="string">
            <text:p text:style-name="P6">Artikelnummer</text:p>
          </table:table-cell>
          <table:table-cell table:style-name="Tabelle2.A1" office:value-type="string">
            <text:p text:style-name="P6"><draw:control text:anchor-type="char" draw:z-index="10" draw:style-name="gr2" draw:text-style-name="P8" svg:width="9.686cm" svg:height="0.689cm" svg:x="0.358cm" svg:y="0.042cm" draw:control="control17"/></text:p>
          </table:table-cell>
        </table:table-row>
        <table:table-row>
          <table:table-cell table:style-name="Tabelle2.A1" office:value-type="string">
            <text:p text:style-name="P6">EAN</text:p>
          </table:table-cell>
          <table:table-cell table:style-name="Tabelle2.A1" office:value-type="string">
            <text:p text:style-name="P6"><draw:control text:anchor-type="char" draw:z-index="12" draw:style-name="gr2" draw:text-style-name="P8" svg:width="9.686cm" svg:height="0.689cm" svg:x="0.358cm" svg:y="0.042cm" draw:control="control10"/></text:p>
          </table:table-cell>
        </table:table-row>
        <table:table-row>
          <table:table-cell table:style-name="Tabelle2.A1" office:value-type="string">
            <text:p text:style-name="P6">Warengruppe</text:p>
          </table:table-cell>
          <table:table-cell table:style-name="Tabelle2.A1" office:value-type="string">
            <text:p text:style-name="P6"><draw:control text:anchor-type="char" draw:z-index="13" draw:style-name="gr2" draw:text-style-name="P8" svg:width="9.686cm" svg:height="0.689cm" svg:x="0.358cm" svg:y="0.042cm" draw:control="control11"/></text:p>
          </table:table-cell>
        </table:table-row>
        <table:table-row>
          <table:table-cell table:style-name="Tabelle2.A1" office:value-type="string">
            <text:p text:style-name="P6">Externer Link</text:p>
          </table:table-cell>
          <table:table-cell table:style-name="Tabelle2.A1" office:value-type="string">
            <text:p text:style-name="P6"><draw:control text:anchor-type="char" draw:z-index="14" draw:style-name="gr2" draw:text-style-name="P8" svg:width="9.686cm" svg:height="0.689cm" svg:x="0.358cm" svg:y="0.042cm" draw:control="control12"/></text:p>
          </table:table-cell>
        </table:table-row>
        <table:table-row>
          <table:table-cell table:style-name="Tabelle2.A1" office:value-type="string">
            <text:p text:style-name="P6">Preis</text:p>
          </table:table-cell>
          <table:table-cell table:style-name="Tabelle2.A1" office:value-type="string">
            <text:p text:style-name="P6"><draw:control text:anchor-type="char" draw:z-index="15" draw:style-name="gr2" draw:text-style-name="P8" svg:width="9.686cm" svg:height="0.689cm" svg:x="0.358cm" svg:y="0.042cm" draw:control="control13"/></text:p>
          </table:table-cell>
        </table:table-row>
        <table:table-row>
          <table:table-cell table:style-name="Tabelle2.A1" office:value-type="string">
            <text:p text:style-name="P6">Steuersatz</text:p>
          </table:table-cell>
          <table:table-cell table:style-name="Tabelle2.A1" office:value-type="string">
            <text:p text:style-name="P6"><draw:control text:anchor-type="char" draw:z-index="16" draw:style-name="gr2" draw:text-style-name="P8" svg:width="9.686cm" svg:height="0.689cm" svg:x="0.358cm" svg:y="0.042cm" draw:control="control14"/></text:p>
          </table:table-cell>
        </table:table-row>
      </table:table>
      <text:p text:style-name="P4">Beschreibung:</text:p>
      <text:p text:style-name="P4"><draw:control text:anchor-type="char" draw:z-index="19" draw:style-name="gr2" draw:text-style-name="P8" svg:width="16.823cm" svg:height="7.247cm" svg:x="0.358cm" svg:y="0.049cm" draw:control="control15"/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Abbildung:</text:p>
      <text:p text:style-name="P4"><draw:control text:anchor-type="char" draw:z-index="20" draw:style-name="gr2" draw:text-style-name="P8" svg:width="16.823cm" svg:height="20.965cm" svg:x="0.358cm" svg:y="0.049cm" draw:control="control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2" svg:font-family="'DejaVu Sans'" style:font-adornments="Book"/>
    <style:font-face style:name="Tahoma1" svg:font-family="Tahoma"/>
    <style:font-face style:name="DejaVu Sans" svg:font-family="'DejaVu Sans'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aption_20_characters" style:display-name="Caption character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M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M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7cm" fo:margin-left="2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Standard"/>
        <text:p text:style-name="Standard"/>
        <text:p text:style-name="Standard"><draw:frame draw:style-name="Mfr1" draw:name="Grafik1" text:anchor-type="paragraph" svg:x="6.807cm" svg:y="0.12cm" svg:width="10.483cm" svg:height="2.51cm" draw:z-index="1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MP1"><text:span text:style-name="MT1">Musterfirma, Musterstrasse 55, 123456 Musterstrasse | Tel. 06546/123432 | Geschäftsführer: Stefan Muster<text:line-break/>Steuernummer: 123/768/12099 Finanzamt : Musterstadt<text:line-break/></text:span><text:bookmark-start text:name="DDE_LINK"/><text:span text:style-name="MT2">Bankverbindung: Stefan Muster | Sparkasse Musterhausen | </text:span><text:span text:style-name="MT3">BLZ: 555787 Kontonummer: 123456789</text:span><text:bookmark-end text:name="DDE_LINK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7-10-09T09:19:55</meta:creation-date>
    <dc:date>2004-02-01T13:29:57</dc:date>
    <meta:editing-cycles>70</meta:editing-cycles>
    <meta:editing-duration>PT21H45M05S</meta:editing-duration>
    <dc:creator>Jan Hahnisch</dc:creator>
    <meta:document-statistic meta:table-count="2" meta:image-count="1" meta:object-count="0" meta:page-count="2" meta:paragraph-count="14" meta:word-count="43" meta:character-count="383"/>
    <meta:user-defined meta:name="Info 1"/>
    <meta:user-defined meta:name="Info 2"/>
    <meta:user-defined meta:name="Info 3"/>
    <meta:user-defined meta:name="Info 4"/>
  </office:meta>
</office:document-meta>
</file>